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Standard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 TIME </text:p>
      <text:p text:style-name="P1"/>
      <text:p text:style-name="P3">Resumen:</text:p>
      <text:p text:style-name="P1"/>
      <text:p text:style-name="P1"><text:tab/>Proyect Time (nombre obviamente provisional) es un juego d disparos que mezcla acción y aventura. Como referencias se han utilizado dos juegos principalmente: Hot Line Miami por su sistema de disparos y la rapidez de su control, y la saga Zelda (los originales, no las mierdas q han salido desde Ocarina of <text:s/>Time). La idea principal es que se pueda jugar de forma cooperativa, siendo uno el personaje principal y otro su acompañanate.</text:p>
      <text:p text:style-name="P1"/>
      <text:p text:style-name="P1"><text:tab/>Por otro lado tendrá una mecánica de Defensa de la Zona, muy parecida a la de Ac:Revelations (<text:a xlink:type="simple" xlink:href="https://www.youtube.com/watch?v=8cPuJi6gTFQ" text:style-name="Internet_20_link" text:visited-style-name="Visited_20_Internet_20_Link">https://www.youtube.com/watch?v=8cPuJi6gTFQ</text:a> ). Para ello, durante la aventura podremos ir obteniendo nuevos personajes con diferentes stats y habilidades y subirlos de nivel para poder afrontar este juego. <text:s/>Una vez comenzadas las oleadas de enemigos en este tipo de Tower Defense, el jugador tendrá libertad absoluta para moverse y participar en la defensa como si se tratase del juego principal, muy en el estilo de la mecánica de estrategia de Brutal Legend ( <text:a xlink:type="simple" xlink:href="https://www.youtube.com/watch?v=ONqbpfpvv6Y" text:style-name="Internet_20_link" text:visited-style-name="Visited_20_Internet_20_Link"><text:span text:style-name="T1">https://www.youtube.com/watch?v=ONqbpfpvv6Y</text:span></text:a> ) . <text:s/></text:p>
      <text:p text:style-name="P1"/>
      <text:p text:style-name="P1"><text:tab/>La camara será vertical y con perspectiva (aquí se diferencia de la ortográfica de HLM) y seguirá al jugador durante la mayoría del tiempo excepto en situaciones especiales, salas de bosses, …</text:p>
      <text:p text:style-name="P1"/>
      <text:p text:style-name="P1"><text:tab/>El jugador podrá moverse en dos dimensiones (ver prototipo), disparar, usar objetos y usar poderes. <text:s/>Durante el juego podrá conseguir diferentes armas y cambiar entre ellas. Cada jugador tendrá diferentes poderes especiales como puede ser parar el tiempo para marcar x enemigos y que les dispare de forma espectacular (quedaba muy guapo en un Call of Juarez, creo q el 2 y en el Batman Arkham Knight), hacerse invulnerable, poseer enemigos, … Una de las cosas q me molaría es que estos poderes no puedan utilizarse mas que un número muy reducido de veces, pero que sean decisivos.</text:p>
      <text:p text:style-name="P1"/>
      <text:p text:style-name="P1"><text:tab/>El juego principal seguirá una secuencia lineal de encontrar bloqueo, obtener solución, levantar bloqueo (puede ser un arma, llave, personaje, …), como todos los Zeldas. Con zonas de bosses, y enemigos q respawnean. Por otro lado habrá ciertos objetivos y misiones secundarias que nos darán más experiencia (para subir de nivel armas y poderes), y subiran de nivel a los personajes secundarios que usaremos para el juego de estrategia. Las zonas de enemigos se podrán superar a lo loco disparando rapidamente o intentando desarrollar una estrategia más sigilosa.</text:p>
      <text:p text:style-name="P1"/>
      <text:p text:style-name="P1"><text:tab/>Sería guapo meter algún tipo de puzzle muy simple (Zelda) que no rompiese con la mecánica principal de acción.</text:p>
      <text:p text:style-name="P1"/>
      <text:p text:style-name="P1"><text:tab/>Obviamente durante el juego podrás hablar con personajes y me gustaría poder crear un sistema de causa/consecuancia de las conversaciones como en los juegos de telltale o mass efect. Es decir, que si tu le dices alguna movida a un tio, aceptas un personaje, o tomas un camino concreto, eso te cierre o abra otras posibles opciones.</text:p>
      <text:p text:style-name="P1"/>
      <text:p text:style-name="P1"><text:tab/> </text:p>
      <text:p text:style-name="P5"/>
      <text:p text:style-name="P1"/>
      <text:p text:style-name="P3">Historia : </text:p>
      <text:p text:style-name="P3"/>
      <text:p text:style-name="P4"><text:tab/>La historia esta sin pensar, eso que quede claro. Tenemos varias ideas pensadas, pero una vez q veamos que las mecánicas funcionan y que el juego es factible, hay un estilo gráfico, … nos metemos con todo eso. Creo que es la forma correcta de proceder, porque una historia es facil de adaptar a una mecánica, si se hace al revés ya sabemos todos lo q pasa.</text:p>
      <text:p text:style-name="P4"/>
      <text:p text:style-name="P4"><text:tab/>Queremos meter momentos en los que se viaje a diferentes épocas, ya sea a traves de revivir historias de antepasados (como en assassins creed) o viajando en el tiempo. Molaria poder revisitar la misma zona pero en epocas diferentes (como en ocarina of time). Esto le daria frescura, libertad y es algo q mola, además de darnos la opcion de cntrolar otros personajes en momentos puntuales.</text:p>
      <text:p text:style-name="P4"/>
      <text:p text:style-name="P4"><text:tab/>Cuando empezé a pensar en este juego, la idea era hacer algo basado en uno de mis tebeos favoritos (Hitman de DC Comics, <text:a xlink:type="simple" xlink:href="https://en.wikipedia.org/wiki/Hitman_(DC_Comics" text:style-name="Internet_20_link" text:visited-style-name="Visited_20_Internet_20_Link">https://en.wikipedia.org/wiki/Hitman_(DC_Comics</text:a>), años 90 ). Es la historia de un tio de un barrio chungo de Gotham q se gana la vida de asesino (sin ser nada especial). Durante un trabajo, el tio gana la capacidad de ver a través de las paredes, poder que se les olvida a los guionistas sobre la mitad de la serie, y se dedica a defender su barrio, con sus colegas, de todo el mundo de superheroes que hay <text:s/>su alrededor. Durante toda la historia se casca con Demonios, Superheroes, … Toda la serie es medio de coña y tiene posiblemente el mejor final de una serie de tebeos de la historia. Si alguno quiere saber de lo q hablo, tengo los 3 tomos en casa.</text:p>
      <text:p text:style-name="P4"/>
      <text:p text:style-name="P4"><text:tab/>Toda la historia de viajes en el tiempo y defensa del bariro encaja de cojones. Si os parece bien, yo haria el prototipo como una historia de esto y intentaría q nos cediesen los derechos. Molaria mucho.</text:p>
      <text:p text:style-name="P4"/>
      <text:p text:style-name="P4"><text:tab/>De todas formas, la historia es lo q menos me importa y estoy abierto a casi cualquier cosa.</text:p>
      <text:p text:style-name="P4"/>
      <text:p text:style-name="P4"/>
      <text:p text:style-name="P6"/>
      <text:p text:style-name="P4"><text:span text:style-name="T2">Estilo visual :</text:span> </text:p>
      <text:p text:style-name="P4"/>
      <text:p text:style-name="P4"><text:tab/>El juego estará en 3D, con vista vertical (tiene otro nombre pero no me acuerdo) y perspectiva. </text:p>
      <text:p text:style-name="P4"/>
      <text:p text:style-name="P4"><text:tab/>Mi idea es que casi toda la acción transcurra en entornos urbanos y <text:s/>psudorealistas, con una gama de colores oscura (azule, negro) y nocturna. Si os fijais en los tebeos de los que hablaba antes (<text:a xlink:type="simple" xlink:href="https://www.google.es/search?q=hitman+dc+comics&amp;espv=2&amp;biw=1063&amp;bih=539&amp;source=lnms&amp;tbm=isch&amp;sa=X&amp;ved=0CAYQ_AUoAWoVChMIjs_hqp_EyAIVA9cUCh3QyQHq&amp;dpr=1.2" text:style-name="Internet_20_link" text:visited-style-name="Visited_20_Internet_20_Link">https://www.google.es/search?q=hitman+dc+comics&amp;espv=2&amp;biw=1063&amp;bih=539&amp;source=lnms&amp;tbm=isch&amp;sa=X&amp;ved=0CAYQ_AUoAWoVChMIjs_hqp_EyAIVA9cUCh3QyQHq&amp;dpr=1.2</text:a> ) veréis que jeuga mucho con tonos azules, verdes, negros, …</text:p>
      <text:p text:style-name="P4"/>
      <text:p text:style-name="P4"><text:tab/>Habrá tambien secciones que contrasten completamente con el enterno genérico de ciudad. Esto se ve muy bien en Hot Line Miami 2 y añade mucha frescura y nos permite usar esos cambios de entorno para marcar la división entre fases del juego. </text:p>
      <text:p text:style-name="P4"/>
      <text:p text:style-name="P4"><text:tab/>La verdad es q no tengo mucho más que decir respecto a esto, prefiero dejarselo a los que lo vayan a hacer. Lo que me imaginaba es una mezcla entre Hot Line Miami y Hong Kong Massacre (sobre todo las particulas de este ultimo, que habrá muchas y muy grand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Andia Ruiz</meta:initial-creator>
    <meta:creation-date>2015-10-15T10:41:51</meta:creation-date>
    <dc:date>2015-10-15T12:36:41</dc:date>
    <dc:creator>Daniel Andia Ruiz</dc:creator>
    <meta:editing-duration>PT1H54M55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3" meta:paragraph-count="21" meta:word-count="954" meta:character-count="5699"/>
  </office:meta>
</office:document-meta>
</file>